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VersionLis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00%" style:writing-mode="page"/>
      <style:text-properties fo:font-size="10pt" fo:language="en" fo:country="US" officeooo:rsid="0015dbff" officeooo:paragraph-rsid="0015dbff" style:font-size-asian="10pt" style:font-size-complex="10pt"/>
    </style:style>
    <style:style style:name="T1" style:family="text">
      <style:text-properties style:text-underline-style="solid" style:text-underline-width="auto" style:text-underline-color="font-color" officeooo:rsid="001880dd"/>
    </style:style>
    <style:style style:name="T2" style:family="text">
      <style:text-properties style:text-underline-style="solid" style:text-underline-width="auto" style:text-underline-color="font-color" officeooo:rsid="00296fbd"/>
    </style:style>
    <style:style style:name="T3" style:family="text">
      <style:text-properties officeooo:rsid="0026eed9"/>
    </style:style>
    <style:style style:name="T4" style:family="text">
      <style:text-properties officeooo:rsid="0028cf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REEMENT TO GRANT NON-EXCLUSIVE PUBLICATION PERMISSIONS</text:p>
      <text:p text:style-name="P1"/>
      <text:p text:style-name="P1">Original work entitled: <text:database-display text:table-name="Лист1" text:table-type="table" text:column-name="Title" text:database-name="copyright-form">&lt;Title&gt;</text:database-display></text:p>
      <text:p text:style-name="P1"/>
      <text:p text:style-name="P1">Authors: <text:database-display text:table-name="Лист1" text:table-type="table" text:column-name="Authors" text:database-name="copyright-form">&lt;Authors&gt;</text:database-display></text:p>
      <text:p text:style-name="P1"/>
      <text:p text:style-name="P1">Prepared for the Workshop:</text:p>
      <text:p text:style-name="P1">Proceedings of the ITTMM 201<text:span text:style-name="T4">8</text:span>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<text:span text:style-name="T3">y</text:span>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<text:database-display text:table-name="Лист1" text:table-type="table" text:column-name="Main author" text:database-name="copyright-form">&lt;Main author&gt;</text:database-display></text:p>
      <text:p text:style-name="P1"/>
      <text:p text:style-name="P1">Date: __<text:span text:style-name="T1">0</text:span><text:span text:style-name="T2">1</text:span><text:span text:style-name="T1">.06.201</text:span><text:span text:style-name="T2">8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1T11:26:43.131264811</dc:date>
    <meta:editing-duration>PT41M16S</meta:editing-duration>
    <meta:editing-cycles>12</meta:editing-cycles>
    <meta:generator>LibreOffice/6.0.2.1.0$Linux_X86_64 LibreOffice_project/00m0$Build-1</meta:generator>
    <meta:document-statistic meta:table-count="0" meta:image-count="0" meta:object-count="0" meta:page-count="1" meta:paragraph-count="35" meta:word-count="291" meta:character-count="1964" meta:non-whitespace-character-count="168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7-07-02T19:15:47"/>
</VL:version-list>
</file>